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parent-style-name="Default" style:family="paragraph">
      <style:paragraph-properties fo:text-align="center"/>
      <style:text-properties fo:color="#000000" fo:font-family="Sans Serif" fo:font-size="12.000000000000000pt"/>
    </style:style>
    <style:style style:name="T1" style:family="text">
      <style:text-properties fo:font-size="14.000000000000000pt"/>
    </style:style>
    <style:style style:name="P2" style:parent-style-name="Default" style:family="paragraph">
      <style:paragraph-properties fo:text-align="center"/>
      <style:text-properties fo:color="#000000" fo:font-family="Sans Serif" fo:font-size="14.000000000000000pt"/>
    </style:style>
    <style:style style:name="T2" style:family="text">
      <style:text-properties fo:font-size="14.000000000000000pt" fo:font-weight="bold"/>
    </style:style>
    <style:style style:name="gr1" style:family="graphic">
      <style:graphic-properties draw:fill="none" draw:stroke="solid" draw:stroke-linejoin="miter" svg:fill-rule="evenodd" svg:stroke-color="#000000" svg:stroke-opacity="1" svg:stroke-width="1.000000000000000pt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hadow="hidden" draw:shadow-color="#a0a0a0" draw:shadow-offset-x="-0.624078pt" draw:shadow-offset-y="4.20593pt" draw:shadow-opacity="63.1373%" draw:stroke="solid" draw:stroke-linejoin="miter" svg:fill-rule="evenodd" svg:stroke-color="#000000" svg:stroke-opacity="1" svg:stroke-width="1.000000000000000pt"/>
    </style:style>
    <style:style style:name="gr4" style:family="graphic">
      <style:graphic-properties draw:fill="none" draw:shadow="hidden" draw:shadow-color="#a0a0a0" draw:shadow-offset-x="-0.624078pt" draw:shadow-offset-y="4.20593pt" draw:shadow-opacity="55.2941%" draw:stroke="solid" draw:stroke-linejoin="miter" svg:fill-rule="evenodd" svg:stroke-color="#000000" svg:stroke-opacity="1" svg:stroke-width="1.000000000000000pt"/>
    </style:style>
    <style:style style:name="gr5" style:family="graphic">
      <style:graphic-properties draw:fill="none" draw:shadow="hidden" draw:shadow-color="#a0a0a0" draw:shadow-offset-x="-0.624078pt" draw:shadow-offset-y="4.20593pt" draw:shadow-opacity="55.2941%" draw:stroke="none"/>
    </style:style>
    <style:page-layout style:name="PL1">
      <style:page-layout-properties fo:margin="56.693011599999998pt" fo:padding="0.000000000000000pt" fo:page-height="841.891222259999950pt" fo:page-width="595.276621799999930pt" style:print-orientation="portrait"/>
    </style:page-layout>
  </office:automatic-styles>
  <office:body>
    <office:drawing>
      <draw:page draw:name="" draw:id="page1" draw:master-page-name="Default">
        <draw:layer-set>
          <draw:layer draw:name=""/>
        </draw:layer-set>
        <draw:rect draw:style-name="gr1" draw:id="shape1" draw:layer="" svg:width="278.09459048548pt" svg:height="54.09024499904pt" svg:x="100.588pt" svg:y="346.569pt" svg:rx="5.78691350412pt" svg:ry="4.86226186740pt"/>
        <draw:frame draw:style-name="gr2" draw:id="shape2" draw:layer="" svg:width="188.53680743989pt" svg:height="20.98104292740pt" draw:transform="matrix(0.999984 -0.00563059 0.00563059 0.999984 142.492pt 362.476pt)">
          <draw:text-box>
            <text:p text:style-name="P1"><text:span text:style-name="T1">Local Infrastructure</text:span></text:p>
          </draw:text-box>
        </draw:frame>
        <draw:rect draw:style-name="gr1" draw:id="shape3" draw:layer="" svg:width="112.42102534608pt" svg:height="53.28425457342pt" svg:x="383.754pt" svg:y="347.236pt" svg:rx="2.33938656839pt" svg:ry="4.78981005077pt"/>
        <draw:frame draw:style-name="gr2" draw:id="shape4" draw:layer="" svg:width="103.97494946150pt" svg:height="41.09158115772pt" draw:transform="matrix(0.999969 -0.00833284 0.00380463 0.999994 387.049pt 357.164pt)">
          <draw:text-box>
            <text:p text:style-name="P1"><text:span text:style-name="T1">External</text:span></text:p>
            <text:p text:style-name="P2">Cloud</text:p>
          </draw:text-box>
        </draw:frame>
        <draw:rect draw:style-name="gr1" draw:id="shape5" draw:layer="" svg:width="394.03993610006pt" svg:height="74.38396341253pt" svg:x="101.29pt" svg:y="264.571pt" svg:rx="8.19963820008pt" svg:ry="6.68649788614pt"/>
        <draw:frame draw:style-name="gr2" draw:id="shape6" draw:layer="" svg:width="188.53680743989pt" svg:height="20.98104292740pt" draw:transform="matrix(0.999984 -0.00563059 0.00563059 0.999984 200.673pt 268.508pt)">
          <draw:text-box>
            <text:p text:style-name="P1"><text:span text:style-name="T1">Drivers</text:span></text:p>
          </draw:text-box>
        </draw:frame>
        <draw:rect draw:style-name="gr3" draw:id="shape7" draw:layer="" svg:width="87.66967182940pt" svg:height="38.33555757611pt" draw:transform="matrix(0.999976 0.00419896 -0.00755035 0.999995 110.159pt 286.771pt)" svg:rx="4.74910667688pt" svg:ry="4.10179703389pt"/>
        <draw:rect draw:style-name="gr4" draw:id="shape8" draw:layer="" svg:width="87.66967182940pt" svg:height="38.99701799507pt" draw:transform="matrix(0.999976 0.00419896 -0.00755035 0.999995 208.078pt 286.907pt)" svg:rx="4.74910667688pt" svg:ry="4.17257144167pt"/>
        <draw:frame draw:style-name="gr2" draw:id="shape9" draw:layer="" svg:width="83.09999485252pt" svg:height="19.65505467254pt" draw:transform="matrix(0.999984 -0.00563059 0.00563059 0.999984 111.748pt 297.584pt)">
          <draw:text-box>
            <text:p text:style-name="P1">Virtualization</text:p>
          </draw:text-box>
        </draw:frame>
        <draw:frame draw:style-name="gr2" draw:id="shape10" draw:layer="" svg:width="83.09999485252pt" svg:height="16.50948345921pt" draw:transform="matrix(0.999984 -0.00563059 0.00563059 0.999984 209.488pt 298.152pt)">
          <draw:text-box>
            <text:p text:style-name="P1">Network</text:p>
          </draw:text-box>
        </draw:frame>
        <draw:rect draw:style-name="gr3" draw:id="shape11" draw:layer="" svg:width="87.66967182940pt" svg:height="37.84922550611pt" draw:transform="matrix(0.999976 0.00419896 -0.00755035 0.999995 306.635pt 287.189pt)" svg:rx="4.74910667688pt" svg:ry="4.04976086777pt"/>
        <draw:frame draw:style-name="gr5" draw:id="shape12" draw:layer="" svg:width="83.09999485252pt" svg:height="22.20264595247pt" draw:transform="matrix(0.999984 -0.00563059 0.00563059 0.999984 307.925pt 297.537pt)">
          <draw:text-box>
            <text:p text:style-name="P1">Storage</text:p>
          </draw:text-box>
        </draw:frame>
        <draw:rect draw:style-name="gr3" draw:id="shape13" draw:layer="" svg:width="87.66967182940pt" svg:height="39.10108788518pt" draw:transform="matrix(0.999976 0.00419896 -0.00755035 0.999995 404.115pt 286.345pt)" svg:rx="4.74910667688pt" svg:ry="4.18370662774pt"/>
        <draw:frame draw:style-name="gr5" draw:id="shape14" draw:layer="" svg:width="63.57737787832pt" svg:height="36.46647336556pt" draw:transform="matrix(0.999984 -0.00563059 0.00563059 0.999984 418.27pt 292.923pt)">
          <draw:text-box>
            <text:p text:style-name="P1">External</text:p>
            <text:p text:style-name="P1">Cloud</text:p>
          </draw:text-box>
        </draw:frame>
        <draw:rect draw:style-name="gr1" draw:id="shape15" draw:layer="" svg:width="277.91727838082pt" svg:height="48.31632732084pt" svg:x="101.289pt" svg:y="210.337pt" svg:rx="5.78322378900pt" svg:ry="4.34323482744pt"/>
        <draw:frame draw:style-name="gr2" draw:id="shape16" draw:layer="" svg:width="223.85688813251pt" svg:height="20.98150679354pt" draw:transform="matrix(0.999997 -0.0033173 0.00955693 0.999962 130.166pt 226.245pt)">
          <draw:text-box>
            <text:p text:style-name="P1"><text:span text:style-name="T2">OpenNebula Core</text:span></text:p>
          </draw:text-box>
        </draw:frame>
        <draw:rect draw:style-name="gr1" draw:id="shape17" draw:layer="" svg:width="111.63936489148pt" svg:height="45.64505500934pt" svg:x="384.535pt" svg:y="211.318pt" svg:rx="2.32312087464pt" svg:ry="4.10310972729pt"/>
        <draw:frame draw:style-name="gr2" draw:id="shape18" draw:layer="" svg:width="98.81094967697pt" svg:height="30.44477541265pt" draw:transform="matrix(0.999948 -0.0104522 0.00303309 0.999989 386.619pt 225.168pt)">
          <draw:text-box>
            <text:p text:style-name="P1"><text:span text:style-name="T1">Scheduler</text:span></text:p>
          </draw:text-box>
        </draw:frame>
        <draw:rect draw:style-name="gr1" draw:id="shape19" draw:layer="" svg:width="139.47022892795pt" svg:height="39.80897569392pt" svg:x="101.433pt" svg:y="164.684pt" svg:rx="2.90225764477pt" svg:ry="3.57849487463pt"/>
        <draw:frame draw:style-name="gr2" draw:id="shape20" draw:layer="" svg:width="104.93453095400pt" svg:height="17.70182503096pt" draw:transform="matrix(0.999973 -0.00572262 0.00553992 0.999974 121.823pt 175.194pt)">
          <draw:text-box>
            <text:p text:style-name="P1"><text:span text:style-name="T1">Web Interface</text:span></text:p>
          </draw:text-box>
        </draw:frame>
        <draw:rect draw:style-name="gr1" draw:id="shape21" draw:layer="" svg:width="101.86107330307pt" svg:height="39.80897569392pt" svg:x="247.236pt" svg:y="164.541pt" svg:rx="2.11964288702pt" svg:ry="3.57849487463pt"/>
        <draw:frame draw:style-name="gr2" draw:id="shape22" draw:layer="" svg:width="96.40066781706pt" svg:height="19.33859631658pt" draw:transform="matrix(0.999957 -0.00852347 0.00371946 0.999984 247.557pt 175.896pt)">
          <draw:text-box>
            <text:p text:style-name="P1"><text:span text:style-name="T1">CLI</text:span></text:p>
          </draw:text-box>
        </draw:frame>
        <draw:rect draw:style-name="gr1" draw:id="shape23" draw:layer="" svg:width="138.62466378855pt" svg:height="39.80897569392pt" svg:x="357.55pt" svg:y="164.398pt" svg:rx="2.88466214851pt" svg:ry="3.57849487463pt"/>
        <draw:frame draw:style-name="gr2" draw:id="shape24" draw:layer="" svg:width="125.90280778330pt" svg:height="19.41185003695pt" draw:transform="matrix(0.999963 -0.00679532 0.00466537 0.999976 365.114pt 176.703pt)">
          <draw:text-box>
            <text:p text:style-name="P1"><text:span text:style-name="T1">Other Interfa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2</meta:generator>
    <dc:title/>
    <meta:initial-creator>Unknown</meta:initial-creator>
    <meta:editing-cycles>0</meta:editing-cycles>
    <dc:date>2011-03-22T10:39:37</dc:date>
    <meta:creation-date>2008-10-27T22:59:39</meta:creation-date>
    <dc:creator>javi</dc:creator>
  </office:meta>
</office:document-meta>
</file>